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6cm"/>
    </style:style>
    <style:style style:name="gr8" style:family="graphic" style:parent-style-name="standard">
      <style:graphic-properties draw:stroke="dash" draw:stroke-dash="Fine_20_Dashed" svg:stroke-color="#000000" draw:fill="solid" draw:fill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0.5pt" style:font-size-asian="10.5pt" style:font-size-complex="10.5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4.8cm" svg:height="2.6cm" svg:x="6.1cm" svg:y="11.3cm">
          <text:p text:style-name="P1">电调（ESC）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2cm" svg:x="13cm" svg:y="11.5cm">
          <text:p text:style-name="P2"><text:span text:style-name="T1">电机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line-skew="-0.515cm" svg:x1="4.8cm" svg:y1="9.631cm" svg:x2="8.5cm" svg:y2="11.3cm" draw:end-shape="id1" draw:end-glue-point="0" svg:d="M4800 9631v69h3700v1600" svg:viewBox="0 0 3701 1670">
          <text:p/>
        </draw:connector>
        <draw:line draw:style-name="gr4" draw:text-style-name="P1" draw:layer="layout" svg:x1="4.1cm" svg:y1="11.9cm" svg:x2="6.1cm" svg:y2="11.9cm">
          <text:p/>
        </draw:line>
        <draw:line draw:style-name="gr4" draw:text-style-name="P1" draw:layer="layout" svg:x1="4.1cm" svg:y1="13.3cm" svg:x2="6.1cm" svg:y2="13.3cm">
          <text:p/>
        </draw:line>
        <draw:frame draw:style-name="gr5" draw:layer="layout" svg:width="0.9cm" svg:height="0.962cm" svg:x="3.1cm" svg:y="11.4cm">
          <draw:text-box>
            <text:p>+</text:p>
          </draw:text-box>
        </draw:frame>
        <draw:frame draw:style-name="gr6" draw:layer="layout" svg:width="0.9cm" svg:height="0.962cm" svg:x="3.2cm" svg:y="12.8cm">
          <draw:text-box>
            <text:p>-</text:p>
          </draw:text-box>
        </draw:frame>
        <draw:frame draw:style-name="gr7" draw:text-style-name="P3" draw:layer="layout" svg:width="5.5cm" svg:height="0.85cm" svg:x="5.8cm" svg:y="9cm">
          <draw:text-box>
            <text:p text:style-name="P3"><text:span text:style-name="T2">PWM</text:span><text:span text:style-name="T2">占空比控制电机转速</text:span></text:p>
          </draw:text-box>
        </draw:frame>
        <draw:line draw:style-name="gr4" draw:text-style-name="P1" draw:layer="layout" svg:x1="10.9cm" svg:y1="12cm" svg:x2="13cm" svg:y2="12cm">
          <text:p/>
        </draw:line>
        <draw:line draw:style-name="gr4" draw:text-style-name="P1" draw:layer="layout" svg:x1="10.9cm" svg:y1="13.1cm" svg:x2="13cm" svg:y2="13.1cm">
          <text:p/>
        </draw:line>
        <draw:connector draw:style-name="gr8" draw:text-style-name="P1" draw:layer="layout" draw:line-skew="1.128cm" svg:x1="11.986cm" svg:y1="12.647cm" svg:x2="11.324cm" svg:y2="14.896cm" svg:d="M11986 12647v2253h-662v-4" svg:viewBox="0 0 663 2254">
          <text:p/>
        </draw:connector>
        <draw:frame draw:style-name="gr7" draw:text-style-name="P3" draw:layer="layout" svg:width="5.1cm" svg:height="0.85cm" svg:x="6.6cm" svg:y="14.5cm">
          <draw:text-box>
            <text:p text:style-name="P3"><text:span text:style-name="T2">无刷电调这里是三相交流电</text:span></text:p>
          </draw:text-box>
        </draw:frame>
        <draw:custom-shape draw:style-name="gr2" draw:text-style-name="P2" draw:layer="layout" svg:width="1.7cm" svg:height="1.8cm" svg:x="3.1cm" svg:y="8.9cm">
          <text:p text:style-name="P4"><text:span text:style-name="T1">主控</text:span></text:p>
          <text:p text:style-name="P4"><text:span text:style-name="T1">MCU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5T18:51:36.351039918</meta:creation-date>
    <dc:date>2014-06-15T19:09:14.734600611</dc:date>
    <meta:editing-duration>PT4M16S</meta:editing-duration>
    <meta:editing-cycles>2</meta:editing-cycles>
    <meta:generator>LibreOffice/4.2.3.3$Linux_X86_64 LibreOffice_project/420m0$Build-3</meta:generator>
    <meta:document-statistic meta:object-count="13"/>
  </office:meta>
</office:document-meta>
</file>